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542fc"/>
    </style:style>
    <style:style style:name="T3" style:family="text">
      <style:text-properties officeooo:rsid="001a6a96"/>
    </style:style>
    <style:style style:name="T4" style:family="text">
      <style:text-properties officeooo:rsid="001be6c2"/>
    </style:style>
    <style:style style:name="T5" style:family="text">
      <style:text-properties officeooo:rsid="001f0c2b"/>
    </style:style>
    <style:style style:name="T6" style:family="text">
      <style:text-properties officeooo:rsid="001f6a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3">4</text:span>/<text:span text:style-name="T6">16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6">7</text:span></text:p>
      <text:p text:style-name="P1"><text:span text:style-name="T6">Erlang</text:span>: <text:span text:style-name="T6">Once Upon A Haske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4-09T14:13:24.626499000</dc:date>
    <meta:editing-duration>PT7M13S</meta:editing-duration>
    <meta:editing-cycles>12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15" meta:character-count="82" meta:non-whitespace-character-count="74"/>
  </office:meta>
</office:document-meta>
</file>